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Arial" fo:font-size="12pt" style:font-size-asian="12pt" style:font-size-complex="12pt"/>
    </style:style>
    <style:style style:name="P2" style:family="paragraph" style:parent-style-name="Text_20_body"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Text_20_body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Text_20_body">
      <style:text-properties style:font-name="Arial" fo:font-size="12pt" fo:font-style="normal" fo:font-weight="normal" officeooo:rsid="00058e5a" officeooo:paragraph-rsid="00058e5a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>
      <style:text-properties style:font-name="Arial" fo:font-size="12pt" fo:font-style="normal" fo:font-weight="normal" officeooo:paragraph-rsid="00058e5a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ext_20_body">
      <style:text-properties style:font-name="Arial" fo:font-size="12pt" fo:font-style="normal" fo:font-weight="normal" officeooo:rsid="0007d7b0" officeooo:paragraph-rsid="0007d7b0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text-properties style:font-name="Arial" fo:font-size="12pt" fo:font-style="normal" fo:font-weight="normal" officeooo:rsid="000803dd" officeooo:paragraph-rsid="000803dd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text-properties style:font-name="Arial" fo:font-size="12pt" fo:font-style="normal" fo:font-weight="normal" officeooo:rsid="0008fc02" officeooo:paragraph-rsid="0008fc02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ext_20_body">
      <style:text-properties style:font-name="Arial" fo:font-size="12pt" fo:font-style="normal" fo:font-weight="bold" officeooo:rsid="00058e5a" officeooo:paragraph-rsid="00058e5a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Text_20_body">
      <style:text-properties style:font-name="Arial" fo:font-size="12pt" fo:font-style="normal" fo:font-weight="bold" officeooo:rsid="0007d7b0" officeooo:paragraph-rsid="0007d7b0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Text_20_body">
      <style:paragraph-properties fo:margin-top="0cm" fo:margin-bottom="0.146cm" loext:contextual-spacing="false"/>
      <style:text-properties style:font-name="Arial" fo:font-size="12pt" fo:font-style="normal" fo:font-weight="normal" officeooo:rsid="0007d7b0" officeooo:paragraph-rsid="000ca5a5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ext_20_body">
      <style:paragraph-properties fo:margin-top="0cm" fo:margin-bottom="0.146cm" loext:contextual-spacing="false"/>
      <style:text-properties style:font-name="Arial" fo:font-size="12pt" fo:font-style="normal" fo:font-weight="normal" officeooo:rsid="0007d7b0" officeooo:paragraph-rsid="0008fc02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ext_20_body">
      <style:paragraph-properties fo:margin-top="0cm" fo:margin-bottom="0.046cm" loext:contextual-spacing="false"/>
      <style:text-properties style:font-name="Arial" fo:font-size="12pt" fo:font-style="normal" fo:font-weight="normal" officeooo:rsid="0007d7b0" officeooo:paragraph-rsid="000ca5a5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ext_20_body">
      <style:text-properties style:font-name="Arial" fo:font-size="12pt" fo:font-style="normal" fo:font-weight="normal" officeooo:rsid="0014cc8e" officeooo:paragraph-rsid="0014cc8e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58e5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8e5a" style:font-weight-asian="bold" style:font-weight-complex="bold"/>
    </style:style>
    <style:style style:name="T4" style:family="text">
      <style:text-properties officeooo:rsid="0008fc02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58e5a" style:font-weight-asian="normal" style:font-weight-complex="normal"/>
    </style:style>
    <style:style style:name="T7" style:family="text">
      <style:text-properties officeooo:rsid="0016931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35 </text:span><text:span text:style-name="T6">– </text:span><text:span text:style-name="T5">GERENCIAMENTO DE USUÁRIOS E GRUPOS 02 – ARQUIVOS GROUP E GSHADOW, COMANDOS ID E GROUPS</text:span></text:h>
      <text:p text:style-name="P2">/<text:span text:style-name="T1">etc/group e /etc/gshadow</text:span></text:p>
      <text:p text:style-name="P3"><text:span text:style-name="T2">/</text:span><text:span text:style-name="T3">etc/group</text:span><text:span text:style-name="T1"> – Define os grupos aos quais os usuários pertencem.</text:span></text:p>
      <text:p text:style-name="P4">São usados para aplicar permissões de acesso a recursos do sistema</text:p>
      <text:p text:style-name="P4">Gerenciamento e monitoramento de usuários</text:p>
      <text:p text:style-name="P5">fabio:x:1000:</text:p>
      <text:p text:style-name="P4"><text:s text:c="3"/>1 <text:s text:c="4"/>2 <text:s text:c="3"/>3 <text:s text:c="2"/>4</text:p>
      <text:p text:style-name="P9">1 – nome do grupo</text:p>
      <text:p text:style-name="P4">2 – senha do grupo</text:p>
      <text:p text:style-name="P9">3 – GID</text:p>
      <text:p text:style-name="P4">4 – lista de membros, separados por vírgulas</text:p>
      <text:p text:style-name="P4">cdrom:x:24:fabio,soul</text:p>
      <text:p text:style-name="P4"><text:span text:style-name="T2">/etc/gshadow</text:span> – possui as senhas criptografadas para cada grupo</text:p>
      <text:p text:style-name="P14">sudo cat/etc/shadow</text:p>
      <text:p text:style-name="P6">sambashare:!::fabio</text:p>
      <text:p text:style-name="P6"><text:s text:c="9"/>1 <text:s text:c="8"/>2 3 4</text:p>
      <text:p text:style-name="P10">1 – nome do grupo</text:p>
      <text:p text:style-name="P6">2 – senha criptografada; ! <text:span text:style-name="T7">= u</text:span>suários que não são membros do grupo não pode acessá-lo</text:p>
      <text:p text:style-name="P10">3 – administradores do grupo</text:p>
      <text:p text:style-name="P6">4 – membros do grupo</text:p>
      <text:p text:style-name="P7">Comando <text:span text:style-name="T2">groups </text:span><text:s/>– permite descobrir de quais grupos um usuário é membro.</text:p>
      <text:p text:style-name="P7">groups username fulano de tal</text:p>
      <text:p text:style-name="P7">Comando <text:span text:style-name="T2">id </text:span>– <text:span text:style-name="T4">mostra os Ids de grupos e usuário e os grupos aos quais ele pertence</text:span></text:p>
      <text:p text:style-name="P8">id [opções] username</text:p>
      <text:p text:style-name="P12">-<text:span text:style-name="T4">g <text:tab/>GID do grupo primário do usuário (--group)</text:span></text:p>
      <text:p text:style-name="P11">-<text:span text:style-name="T4">G <text:tab/>Todos os GIDs dos grupos do usuários </text:span></text:p>
      <text:p text:style-name="P13">-<text:span text:style-name="T4">n <text:s/><text:tab/>Mostra os nomes dos grupos em vez dos GIDs</text:span></text:p>
      <text:p text:style-name="P4"><text:s/></text:p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0T15:32:33.067854299</meta:creation-date>
    <dc:date>2020-04-29T22:38:49.377364122</dc:date>
    <meta:editing-duration>PT1H41M10S</meta:editing-duration>
    <meta:editing-cycles>12</meta:editing-cycles>
    <meta:generator>LibreOffice/6.3.5.2$Linux_X86_64 LibreOffice_project/30$Build-2</meta:generator>
    <meta:document-statistic meta:table-count="0" meta:image-count="0" meta:object-count="0" meta:page-count="1" meta:paragraph-count="28" meta:word-count="170" meta:character-count="1035" meta:non-whitespace-character-count="843"/>
  </office:meta>
</office:document-meta>
</file>